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style:text-properties style:font-name-complex="Calibri"/>
    </style:style>
    <style:style style:name="P2" style:parent-style-name="Sansinterligne" style:family="paragraph">
      <style:text-properties style:font-name-complex="Calibri"/>
    </style:style>
    <style:style style:name="P3" style:parent-style-name="Sansinterligne" style:family="paragraph">
      <style:paragraph-properties fo:text-align="center"/>
      <style:text-properties style:font-name-complex="Calibri" fo:font-size="18pt" style:font-size-asian="18pt" style:font-size-complex="18pt"/>
    </style:style>
    <style:style style:name="P4" style:parent-style-name="Sansinterligne" style:family="paragraph">
      <style:text-properties style:font-name-complex="Calibri"/>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Sansinterligne" style:family="paragraph">
      <style:text-properties style:font-name-complex="Calibri"/>
    </style:style>
    <style:style style:name="P8" style:parent-style-name="Sansinterligne" style:family="paragraph">
      <style:text-properties style:font-name-complex="Calibri"/>
    </style:style>
    <style:style style:name="P9" style:parent-style-name="Sansinterligne" style:family="paragraph">
      <style:text-properties style:font-name-complex="Calibri"/>
    </style:style>
    <style:style style:name="P10" style:parent-style-name="Sansinterligne" style:family="paragraph">
      <style:text-properties style:font-name-complex="Calibri"/>
    </style:style>
    <style:style style:name="P11" style:parent-style-name="Sansinterligne" style:family="paragraph">
      <style:text-properties style:font-name-complex="Calibri"/>
    </style:style>
    <style:style style:name="P12" style:parent-style-name="Sansinterligne" style:family="paragraph">
      <style:text-properties style:font-name-complex="Calibri"/>
    </style:style>
    <style:style style:name="P13" style:parent-style-name="Sansinterligne" style:family="paragraph">
      <style:text-properties style:font-name-complex="Calibri"/>
    </style:style>
    <style:style style:name="P14" style:parent-style-name="Sansinterligne" style:family="paragraph">
      <style:text-properties style:font-name-complex="Calibri"/>
    </style:style>
    <style:style style:name="P15" style:parent-style-name="Sansinterligne" style:family="paragraph">
      <style:text-properties style:font-name-complex="Calibri"/>
    </style:style>
    <style:style style:name="P16" style:parent-style-name="Sansinterligne" style:family="paragraph">
      <style:text-properties style:font-name-complex="Calibri"/>
    </style:style>
    <style:style style:name="P17" style:parent-style-name="Sansinterligne" style:family="paragraph">
      <style:text-properties style:font-name-complex="Calibri"/>
    </style:style>
    <style:style style:name="P18" style:parent-style-name="Sansinterligne" style:family="paragraph">
      <style:text-properties style:font-name-complex="Calibri"/>
    </style:style>
    <style:style style:name="P19" style:parent-style-name="Sansinterligne" style:family="paragraph">
      <style:text-properties style:font-name-complex="Calibri"/>
    </style:style>
    <style:style style:name="P20" style:parent-style-name="Sansinterligne" style:family="paragraph">
      <style:text-properties style:font-name-complex="Calibri"/>
    </style:style>
    <style:style style:name="P21" style:parent-style-name="Sansinterligne" style:family="paragraph">
      <style:text-properties style:font-name-complex="Calibri"/>
    </style:style>
    <style:style style:name="P22" style:parent-style-name="Sansinterligne" style:family="paragraph">
      <style:text-properties style:font-name-complex="Calibri"/>
    </style:style>
    <style:style style:name="P23" style:parent-style-name="Sansinterligne" style:family="paragraph">
      <style:text-properties style:font-name-complex="Calibri"/>
    </style:style>
    <style:style style:name="P24" style:parent-style-name="Sansinterligne" style:family="paragraph">
      <style:text-properties style:font-name-complex="Calibri"/>
    </style:style>
    <style:style style:name="P25" style:parent-style-name="Sansinterligne" style:family="paragraph">
      <style:text-properties style:font-name-complex="Calibri"/>
    </style:style>
    <style:style style:name="P26" style:parent-style-name="Sansinterligne" style:family="paragraph">
      <style:text-properties style:font-name-complex="Calibri"/>
    </style:style>
    <style:style style:name="P27" style:parent-style-name="Sansinterligne" style:family="paragraph">
      <style:text-properties style:font-name-complex="Calibri"/>
    </style:style>
    <style:style style:name="P28" style:parent-style-name="Sansinterligne" style:family="paragraph">
      <style:text-properties style:font-name-complex="Calibri"/>
    </style:style>
    <style:style style:name="P29" style:parent-style-name="Sansinterligne" style:family="paragraph">
      <style:text-properties style:font-name-complex="Calibri"/>
    </style:style>
    <style:style style:name="P30" style:parent-style-name="Sansinterligne" style:family="paragraph">
      <style:text-properties style:font-name-complex="Calibri"/>
    </style:style>
    <style:style style:name="P31" style:parent-style-name="Sansinterligne" style:family="paragraph">
      <style:text-properties style:font-name-complex="Calibri"/>
    </style:style>
    <style:style style:name="P32" style:parent-style-name="Sansinterligne" style:family="paragraph">
      <style:text-properties style:font-name-complex="Calibri"/>
    </style:style>
    <style:style style:name="P33" style:parent-style-name="Sansinterligne" style:family="paragraph">
      <style:text-properties style:font-name-complex="Calibri"/>
    </style:style>
    <style:style style:name="P34" style:parent-style-name="Sansinterligne" style:family="paragraph">
      <style:text-properties style:font-name-complex="Calibri"/>
    </style:style>
    <style:style style:name="P35" style:parent-style-name="Sansinterligne" style:family="paragraph">
      <style:text-properties style:font-name-complex="Calibri"/>
    </style:style>
    <style:style style:name="P36" style:parent-style-name="Sansinterligne" style:family="paragraph">
      <style:text-properties style:font-name-complex="Calibri"/>
    </style:style>
    <style:style style:name="P37" style:parent-style-name="Sansinterligne" style:family="paragraph">
      <style:text-properties style:font-name-complex="Calibri"/>
    </style:style>
    <style:style style:name="P38" style:parent-style-name="Sansinterligne" style:family="paragraph">
      <style:text-properties style:font-name-complex="Calibri"/>
    </style:style>
    <style:style style:name="P39" style:parent-style-name="Sansinterligne" style:family="paragraph">
      <style:text-properties style:font-name-complex="Calibri"/>
    </style:style>
    <style:style style:name="P40" style:parent-style-name="Sansinterligne" style:family="paragraph">
      <style:text-properties style:font-name-complex="Calibri"/>
    </style:style>
    <style:style style:name="T41"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42" style:parent-style-name="Policepardéfaut" style:family="text">
      <style:text-properties style:font-name-complex="Calibri" fo:font-size="12pt" style:font-size-asian="12pt" style:font-size-complex="12pt"/>
    </style:style>
    <style:style style:name="P43" style:parent-style-name="Sansinterligne" style:family="paragraph">
      <style:text-properties style:font-name-complex="Calibri" style:text-underline-type="single" style:text-underline-style="solid" style:text-underline-width="auto" style:text-underline-mode="continuous"/>
    </style:style>
    <style:style style:name="P44" style:parent-style-name="Sansinterligne" style:family="paragraph">
      <style:text-properties style:font-name-complex="Calibri"/>
    </style:style>
    <style:style style:name="P45" style:parent-style-name="Sansinterligne" style:family="paragraph">
      <style:text-properties style:font-name-complex="Calibri"/>
    </style:style>
    <style:style style:name="P46" style:parent-style-name="Sansinterligne" style:family="paragraph">
      <style:text-properties style:font-name-complex="Calibri"/>
    </style:style>
    <style:style style:name="T47"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48" style:parent-style-name="Policepardéfaut" style:family="text">
      <style:text-properties style:font-name-complex="Calibri" fo:font-size="12pt" style:font-size-asian="12pt" style:font-size-complex="12pt"/>
    </style:style>
    <style:style style:name="T49" style:parent-style-name="Policepardéfaut" style:family="text">
      <style:text-properties style:font-name-complex="Calibri" fo:font-size="12pt" style:font-size-asian="12pt" style:font-size-complex="12pt"/>
    </style:style>
    <style:style style:name="P50" style:parent-style-name="Sansinterligne" style:family="paragraph">
      <style:text-properties style:font-name-complex="Calibri"/>
    </style:style>
    <style:style style:name="P51" style:parent-style-name="Sansinterligne" style:family="paragraph">
      <style:text-properties style:font-name-complex="Calibri"/>
    </style:style>
    <style:style style:name="P52" style:parent-style-name="Sansinterligne" style:family="paragraph">
      <style:text-properties style:font-name-complex="Calibri"/>
    </style:style>
    <style:style style:name="T53"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54" style:parent-style-name="Policepardéfaut" style:family="text">
      <style:text-properties style:font-name-complex="Calibri" fo:font-size="12pt" style:font-size-asian="12pt" style:font-size-complex="12pt"/>
    </style:style>
    <style:style style:name="T55" style:parent-style-name="Policepardéfaut" style:family="text">
      <style:text-properties style:font-name-complex="Calibri" fo:font-size="12pt" style:font-size-asian="12pt" style:font-size-complex="12pt"/>
    </style:style>
    <style:style style:name="P56" style:parent-style-name="Sansinterligne" style:family="paragraph">
      <style:text-properties style:font-name-complex="Calibri" style:text-underline-type="single" style:text-underline-style="solid" style:text-underline-width="auto" style:text-underline-mode="continuous"/>
    </style:style>
    <style:style style:name="P57" style:parent-style-name="Sansinterligne" style:family="paragraph">
      <style:text-properties style:font-name-complex="Calibri"/>
    </style:style>
    <style:style style:name="P58" style:parent-style-name="Sansinterligne" style:family="paragraph">
      <style:text-properties style:font-name-complex="Calibri"/>
    </style:style>
    <style:style style:name="P59" style:parent-style-name="Sansinterligne" style:family="paragraph">
      <style:text-properties style:font-name-complex="Calibri"/>
    </style:style>
    <style:style style:name="P60" style:parent-style-name="Sansinterligne" style:family="paragraph">
      <style:text-properties style:font-name-complex="Calibri"/>
    </style:style>
    <style:style style:name="P61" style:parent-style-name="Sansinterligne" style:family="paragraph">
      <style:text-properties style:font-name-complex="Calibri"/>
    </style:style>
    <style:style style:name="P62" style:parent-style-name="Sansinterligne" style:family="paragraph">
      <style:text-properties style:font-name-complex="Calibri"/>
    </style:style>
    <style:style style:name="P63" style:parent-style-name="Sansinterligne" style:family="paragraph">
      <style:text-properties style:font-name-complex="Calibri"/>
    </style:style>
    <style:style style:name="P64" style:parent-style-name="Sansinterligne" style:family="paragraph">
      <style:text-properties style:font-name-complex="Calibri"/>
    </style:style>
    <style:style style:name="T65"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66" style:parent-style-name="Policepardéfaut" style:family="text">
      <style:text-properties style:font-name-complex="Calibri" fo:font-size="12pt" style:font-size-asian="12pt" style:font-size-complex="12pt"/>
    </style:style>
    <style:style style:name="P67" style:parent-style-name="Sansinterligne" style:family="paragraph">
      <style:text-properties style:font-name-complex="Calibri"/>
    </style:style>
    <style:style style:name="P68" style:parent-style-name="Sansinterligne" style:family="paragraph">
      <style:text-properties style:font-name-complex="Calibri"/>
    </style:style>
    <style:style style:name="P69" style:parent-style-name="Sansinterligne" style:family="paragraph">
      <style:text-properties style:font-name-complex="Calibri"/>
    </style:style>
    <style:style style:name="P70" style:parent-style-name="Sansinterligne" style:family="paragraph">
      <style:text-properties style:font-name-complex="Calibri"/>
    </style:style>
    <style:style style:name="T71"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72" style:parent-style-name="Policepardéfaut" style:family="text">
      <style:text-properties style:font-name-complex="Calibri" fo:font-size="12pt" style:font-size-asian="12pt" style:font-size-complex="12pt"/>
    </style:style>
    <style:style style:name="T73" style:parent-style-name="Policepardéfaut" style:family="text">
      <style:text-properties style:font-name-complex="Calibri" fo:font-size="12pt" style:font-size-asian="12pt" style:font-size-complex="12pt"/>
    </style:style>
    <style:style style:name="P74" style:parent-style-name="Sansinterligne" style:family="paragraph">
      <style:text-properties style:font-name-complex="Calibri"/>
    </style:style>
    <style:style style:name="P75" style:parent-style-name="Sansinterligne" style:family="paragraph">
      <style:text-properties style:font-name-complex="Calibri"/>
    </style:style>
    <style:style style:name="P76" style:parent-style-name="Sansinterligne" style:family="paragraph">
      <style:text-properties style:font-name-complex="Calibri"/>
    </style:style>
    <style:style style:name="P77" style:parent-style-name="Sansinterligne" style:family="paragraph">
      <style:text-properties style:font-name-complex="Calibri"/>
    </style:style>
    <style:style style:name="T78"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79" style:parent-style-name="Policepardéfaut" style:family="text">
      <style:text-properties style:font-name-complex="Calibri" fo:font-size="12pt" style:font-size-asian="12pt" style:font-size-complex="12pt"/>
    </style:style>
    <style:style style:name="T80" style:parent-style-name="Policepardéfaut" style:family="text">
      <style:text-properties style:font-name-complex="Calibri" fo:font-size="12pt" style:font-size-asian="12pt" style:font-size-complex="12pt"/>
    </style:style>
    <style:style style:name="P81" style:parent-style-name="Sansinterligne" style:family="paragraph">
      <style:text-properties style:font-name-complex="Calibri" fo:font-size="12pt" style:font-size-asian="12pt" style:font-size-complex="12pt" style:text-underline-type="single" style:text-underline-style="solid" style:text-underline-width="auto" style:text-underline-mode="continuous"/>
    </style:style>
    <style:style style:name="P82" style:parent-style-name="Sansinterligne" style:family="paragraph">
      <style:text-properties style:font-name-complex="Calibri"/>
    </style:style>
    <style:style style:name="T83" style:parent-style-name="Policepardéfaut" style:family="text">
      <style:text-properties style:font-name-complex="Calibri"/>
    </style:style>
    <style:style style:name="T84" style:parent-style-name="Policepardéfaut" style:family="text">
      <style:text-properties style:font-name-complex="Calibri"/>
    </style:style>
  </office:automatic-styles>
  <office:body>
    <office:text text:use-soft-page-breaks="true">
      <text:p text:style-name="P1">HUET Séverin<text:s/><text:tab/><text:tab/><text:tab/><text:tab/><text:tab/><text:tab/><text:tab/><text:tab/><text:tab/><text:tab/><text:s text:c="4"/>06/03/2026<text:line-break/>GIORDANI Enzo<text:line-break/>PETROVIC Hugo</text:p>
      <text:p text:style-name="P2"/>
      <text:p text:style-name="P3">Projet SAÉ - Refonte de l'Application de Placement</text:p>
      <text:p text:style-name="P4"><text:line-break/></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_Toc223702037" office:target-frame-name="_top" xlink:show="replace"><text:span text:style-name="Lienhypertexte">1. Bilan du travail de la semaine (2-6 Mars)</text:span><text:tab/>2</text:a></text:p>
          <text:p text:style-name="P6"><text:a xlink:href="#_Toc223702038" office:target-frame-name="_top" xlink:show="replace"><text:span text:style-name="Lienhypertexte">2. Planning prévisionnel pour la semaine suivante (9 au 13 Mars)</text:span><text:tab/>2</text:a></text:p>
        </text:index-body>
      </text:table-of-content>
      <text:p text:style-name="Normal"/>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h text:style-name="Titre1" text:outline-level="1"><text:bookmark-start text:name="_Toc223702037"/><text:soft-page-break/>1.<text:s/>Bilan du travail de la semaine (2-6 Mars)<text:bookmark-end text:name="_Toc223702037"/></text:h>
      <text:p text:style-name="P39"><text:tab/>Cette première semaine de développement a été consacrée à la mise en place des fondations de la nouvelle architecture (base de données, structure des dossiers) et à la correction immédiate d'une faille de sécurité majeure sur les requêtes réseau.</text:p>
      <text:p text:style-name="P40"/>
      <text:p text:style-name="Sansinterligne"><text:span text:style-name="T41">POUR LA BDD :</text:span><text:span text:style-name="T42"><text:s/>Séverin</text:span></text:p>
      <text:p text:style-name="P43"/>
      <text:p text:style-name="P44">1.1<text:s/>Modification du script SQL existant pour migrer toutes les tables du moteur obsolète MyISAM vers le standard InnoDB. (Temps passé : ~ 1h)</text:p>
      <text:p text:style-name="P45">1.2<text:s/>Ajout du champ priorite_rang (booléen) dans la table etudiant et refonte de la table, afin de répondre au cahier des charges concernant le placement au premier rang. (Temps passé : ~ 0.5h)</text:p>
      <text:p text:style-name="P46"/>
      <text:p text:style-name="Sansinterligne"><text:span text:style-name="T47">POUR L’architecture MVC :</text:span><text:span text:style-name="T48"> </text:span><text:span text:style-name="T49">Enzo</text:span></text:p>
      <text:p text:style-name="P50"><text:line-break/>1.1<text:s/>Création de la nouvelle arborescence des dossiers respectant le patron MVC (/models, /views, /controllers). (Temps passé : ~ 1h)</text:p>
      <text:p text:style-name="P51">1.2<text:s/>Création du fichier index.php agissant comme Routeur frontal pour intercepter les URL et appeler le bon contrôleur (remplacement de l'ancien système de routage ?p=). (Temps passé : ~ 1.5h)</text:p>
      <text:p text:style-name="P52"/>
      <text:p text:style-name="Sansinterligne"><text:span text:style-name="T53">POUR UI/UX :</text:span><text:span text:style-name="T54"> </text:span><text:span text:style-name="T55">Hugo</text:span></text:p>
      <text:p text:style-name="P56"/>
      <text:p text:style-name="P57">2.1<text:s/>Sécurité réseau (Backend) : Modification du fichier ajaxIntervertion.php côté PHP pour qu'il n'accepte dorénavant que les requêtes HTTP POST, bloquant ainsi les anciennes requêtes GET (correction de faille CSRF). (Temps passé : ~ 1h)</text:p>
      <text:p text:style-name="P58">2.1<text:s/>Sécurité réseau (Frontend) : Mise à jour de la logique JavaScript (fetch/AJAX) côté client pour envoyer correctement les données de changement de place via la méthode POST. (Temps passé : ~ 1.5h)</text:p>
      <text:p text:style-name="P59"/>
      <text:p text:style-name="P60"/>
      <text:p text:style-name="P61"><text:tab/>Le bilan de cette première semaine est très positif. L'ensemble des tâches prévues pour ce sprint a été réalisé dans les temps impartis. La migration vers InnoDB s'est déroulée sans problème de clés étrangères, et la mise en place du routeur frontal (Enzo) permet d'ores et déjà d'avoir un point d'entrée unique et propre pour la suite du développement. Le prévisionnel horaire a été respecté.</text:p>
      <text:p text:style-name="P62"/>
      <text:h text:style-name="Titre1" text:outline-level="1"><text:bookmark-start text:name="_Toc223702038"/>2. Planning<text:s/>prévisionnel pour la semaine suivante (9 au 13 Mars)<text:bookmark-end text:name="_Toc223702038"/></text:h>
      <text:p text:style-name="P63"><text:tab/>Pour la semaine prochaine, l'objectif est d'amorcer la transition des anciens scripts vers la nouvelle architecture MVC, d'améliorer l'expérience utilisateur sur les formulaires de création, et de finaliser la structure de la base de données.</text:p>
      <text:p text:style-name="P64"/>
      <text:p text:style-name="Sansinterligne"><text:span text:style-name="T65">POUR LA BDD :</text:span><text:span text:style-name="T66"><text:s/>Séverin</text:span></text:p>
      <text:p text:style-name="P67"/>
      <text:p text:style-name="P68">2.1<text:s/>Créer la nouvelle table Examen (ou Epreuve) permettant de lier de manière cohérente une date, une matière et un placement. Cette tâche inclut la définition et la création des clés étrangères associées. (Estimation : ~ 1.5h)</text:p>
      <text:p text:style-name="P69">2.1<text:s/>Sécurité : Nettoyer le fichier connexion.php pour supprimer les anciennes fonctions et ne conserver qu'une instance PDO propre avec une gestion rigoureuse des erreurs via les Exceptions. (Estimation : ~ 1h)</text:p>
      <text:p text:style-name="P70"/>
      <text:p text:style-name="Sansinterligne"><text:span text:style-name="T71">POUR L’architecture MVC :</text:span><text:span text:style-name="T72"> Enzo</text:span><text:span text:style-name="T73"><text:s/>potentiel aide par Séverin</text:span></text:p>
      <text:p text:style-name="P74"/>
      <text:p text:style-name="P75">2.1<text:s/>Déplacer la logique d'authentification actuellement contenue dans login.php vers un véritable contrôleur dédié (AuthController). (Estimation : ~ 2h)</text:p>
      <text:p text:style-name="P76">2.1<text:s/>Commencer à isoler les requêtes SQL éparpillées dans les anciens fichiers (comme celles présentes dans gest_salle.php) pour les centraliser dans des classes Modèles dédiées. (Estimation : ~ 3h à 4h - Tâche de fond à lisser sur la semaine)</text:p>
      <text:p text:style-name="P77"/>
      <text:p text:style-name="Sansinterligne"><text:span text:style-name="T78">POUR UI/UX :</text:span><text:span text:style-name="T79"> Hugo</text:span><text:span text:style-name="T80"><text:s/>potentiel aide par Séverin</text:span></text:p>
      <text:p text:style-name="P81"/>
      <text:p text:style-name="P82">1.1<text:s/>Supprimer l'utilisation obsolète des balises &lt;iframe&gt; dans le fichier crea_salle.php et transformer le processus de création en un formulaire classique, potentiellement géré par étapes via JavaScript. (Estimation : ~ 3h)</text:p>
      <text:p text:style-name="Sansinterligne"><text:span text:style-name="T83">1.1<text:s/></text:span><text:span text:style-name="T84">UI/UX : Remplacer les pop-ups JavaScript bloquantes (alert()) par des messages d'erreur et de validation intégrés proprement en HTML/CSS dans les vues des formulaires. (Estimation : ~ 2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16pt" style:font-size-asian="16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Sansinterligne" style:display-name="Sans interligne" style:family="paragraph">
      <style:paragraph-properties fo:margin-bottom="0in" fo:line-height="100%"/>
      <style:text-properties fo:hyphenate="false"/>
    </style:style>
    <style:style style:name="En-têtedetabledesmatières" style:display-name="En-tête de table des matières" style:family="paragraph" style:parent-style-name="Titre1" style:next-style-name="Normal">
      <style:paragraph-properties fo:margin-top="0.1666in" fo:margin-bottom="0in"/>
      <style:text-properties style:letter-kerning="false"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everin Huet</meta:initial-creator>
    <dc:creator>Severin Huet</dc:creator>
    <meta:creation-date>2026-03-06T13:52:00Z</meta:creation-date>
    <dc:date>2026-03-06T14:10:00Z</dc:date>
    <meta:template xlink:href="Normal.dotm" xlink:type="simple"/>
    <meta:editing-cycles>1</meta:editing-cycles>
    <meta:editing-duration>PT1080S</meta:editing-duration>
    <meta:document-statistic meta:page-count="3" meta:paragraph-count="7" meta:word-count="615" meta:character-count="3994" meta:row-count="28" meta:non-whitespace-character-count="3386"/>
  </office:meta>
</office:document-meta>
</file>